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9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1.2945in"/>
    </style:style>
    <style:style style:name="co7" style:family="table-column">
      <style:table-column-properties fo:break-before="auto" style:column-width="1.4453in"/>
    </style:style>
    <style:style style:name="co8" style:family="table-column">
      <style:table-column-properties fo:break-before="auto" style:column-width="1.390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1m_gt20- 32 bit</text:p>
          </table:table-cell>
          <table:table-cell table:number-columns-repeated="7"/>
        </table:table-row>
        <table:table-row table:style-name="ro1">
          <table:table-cell office:value-type="string">
            <text:p>index</text:p>
          </table:table-cell>
          <table:table-cell office:value-type="string">
            <text:p>setup.time.s.</text:p>
          </table:table-cell>
          <table:table-cell office:value-type="string">
            <text:p>setup.memory.kb.</text:p>
          </table:table-cell>
          <table:table-cell office:value-type="string">
            <text:p>radix.time.s.</text:p>
          </table:table-cell>
          <table:table-cell office:value-type="string">
            <text:p>radix.memory.kb.</text:p>
          </table:table-cell>
          <table:table-cell office:value-type="string">
            <text:p>lookup_percentage</text:p>
          </table:table-cell>
          <table:table-cell office:value-type="string">
            <text:p>total_percentage</text:p>
          </table:table-cell>
          <table:table-cell office:value-type="string">
            <text:p>memory_percenta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18">
            <text:p>1.718</text:p>
          </table:table-cell>
          <table:table-cell office:value-type="float" office:value="1626232">
            <text:p>1626232</text:p>
          </table:table-cell>
          <table:table-cell office:value-type="float" office:value="8.767001">
            <text:p>8.767001</text:p>
          </table:table-cell>
          <table:table-cell office:value-type="float" office:value="1626233.6">
            <text:p>1626233.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.962">
            <text:p>1.962</text:p>
          </table:table-cell>
          <table:table-cell office:value-type="float" office:value="2510848">
            <text:p>2510848</text:p>
          </table:table-cell>
          <table:table-cell office:value-type="float" office:value="7.534">
            <text:p>7.534</text:p>
          </table:table-cell>
          <table:table-cell office:value-type="float" office:value="2510848">
            <text:p>2510848</text:p>
          </table:table-cell>
          <table:table-cell office:value-type="float" office:value="20.9533379268921">
            <text:p>20.9533379268921</text:p>
          </table:table-cell>
          <table:table-cell office:value-type="float" office:value="14.0641138286627">
            <text:p>14.0641138286627</text:p>
          </table:table-cell>
          <table:table-cell office:value-type="float" office:value="-54.3965147442532">
            <text:p>-54.39651474425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972">
            <text:p>1.972</text:p>
          </table:table-cell>
          <table:table-cell office:value-type="float" office:value="2555904">
            <text:p>2555904</text:p>
          </table:table-cell>
          <table:table-cell office:value-type="float" office:value="8.574">
            <text:p>8.574</text:p>
          </table:table-cell>
          <table:table-cell office:value-type="float" office:value="2555904">
            <text:p>2555904</text:p>
          </table:table-cell>
          <table:table-cell office:value-type="float" office:value="6.34133829744102">
            <text:p>6.34133829744102</text:p>
          </table:table-cell>
          <table:table-cell office:value-type="float" office:value="2.20144836301491">
            <text:p>2.20144836301491</text:p>
          </table:table-cell>
          <table:table-cell office:value-type="float" office:value="-57.1670884182936">
            <text:p>-57.16708841829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66">
            <text:p>1.66</text:p>
          </table:table-cell>
          <table:table-cell office:value-type="float" office:value="1574643.2">
            <text:p>1574643.2</text:p>
          </table:table-cell>
          <table:table-cell office:value-type="float" office:value="7.633">
            <text:p>7.633</text:p>
          </table:table-cell>
          <table:table-cell office:value-type="float" office:value="1574643.2">
            <text:p>1574643.2</text:p>
          </table:table-cell>
          <table:table-cell office:value-type="float" office:value="15.2645885565912">
            <text:p>15.2645885565912</text:p>
          </table:table-cell>
          <table:table-cell office:value-type="float" office:value="12.9348793276059">
            <text:p>12.9348793276059</text:p>
          </table:table-cell>
          <table:table-cell office:value-type="float" office:value="3.17238556625568">
            <text:p>3.172385566255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957">
            <text:p>1.957</text:p>
          </table:table-cell>
          <table:table-cell office:value-type="float" office:value="2510848">
            <text:p>2510848</text:p>
          </table:table-cell>
          <table:table-cell office:value-type="float" office:value="8.765001">
            <text:p>8.765001</text:p>
          </table:table-cell>
          <table:table-cell office:value-type="float" office:value="2510848">
            <text:p>2510848</text:p>
          </table:table-cell>
          <table:table-cell office:value-type="float" office:value="3.41892418514341">
            <text:p>3.41892418514341</text:p>
          </table:table-cell>
          <table:table-cell office:value-type="float" office:value="0.0228128182031765">
            <text:p>0.0228128182031765</text:p>
          </table:table-cell>
          <table:table-cell office:value-type="float" office:value="-54.3965147442532">
            <text:p>-54.39651474425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67k -32 bit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44">
            <text:p>0.244</text:p>
          </table:table-cell>
          <table:table-cell office:value-type="float" office:value="92601.6">
            <text:p>92601.6</text:p>
          </table:table-cell>
          <table:table-cell office:value-type="float" office:value="4.627">
            <text:p>4.627</text:p>
          </table:table-cell>
          <table:table-cell office:value-type="float" office:value="98003.2">
            <text:p>98003.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8">
            <text:p>0.28</text:p>
          </table:table-cell>
          <table:table-cell office:value-type="float" office:value="163196.8">
            <text:p>163196.8</text:p>
          </table:table-cell>
          <table:table-cell office:value-type="float" office:value="4.592">
            <text:p>4.592</text:p>
          </table:table-cell>
          <table:table-cell office:value-type="float" office:value="172107.2">
            <text:p>172107.2</text:p>
          </table:table-cell>
          <table:table-cell office:value-type="float" office:value="1.61989504905317">
            <text:p>1.61989504905317</text:p>
          </table:table-cell>
          <table:table-cell office:value-type="float" office:value="0.756429652042363">
            <text:p>0.756429652042363</text:p>
          </table:table-cell>
          <table:table-cell office:value-type="float" office:value="-75.6138575066937">
            <text:p>-75.61385750669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284">
            <text:p>0.284</text:p>
          </table:table-cell>
          <table:table-cell office:value-type="float" office:value="165577.6">
            <text:p>165577.6</text:p>
          </table:table-cell>
          <table:table-cell office:value-type="float" office:value="4.885">
            <text:p>4.885</text:p>
          </table:table-cell>
          <table:table-cell office:value-type="float" office:value="174497.6">
            <text:p>174497.6</text:p>
          </table:table-cell>
          <table:table-cell office:value-type="float" office:value="-4.97376226328998">
            <text:p>-4.97376226328998</text:p>
          </table:table-cell>
          <table:table-cell office:value-type="float" office:value="-5.57596714934083">
            <text:p>-5.57596714934083</text:p>
          </table:table-cell>
          <table:table-cell office:value-type="float" office:value="-78.0529615359499">
            <text:p>-78.05296153594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233">
            <text:p>0.233</text:p>
          </table:table-cell>
          <table:table-cell office:value-type="float" office:value="93051.2">
            <text:p>93051.2</text:p>
          </table:table-cell>
          <table:table-cell office:value-type="float" office:value="4.409">
            <text:p>4.409</text:p>
          </table:table-cell>
          <table:table-cell office:value-type="float" office:value="98246.4">
            <text:p>98246.4</text:p>
          </table:table-cell>
          <table:table-cell office:value-type="float" office:value="4.72279260780287">
            <text:p>4.72279260780287</text:p>
          </table:table-cell>
          <table:table-cell office:value-type="float" office:value="4.71147611843527">
            <text:p>4.71147611843527</text:p>
          </table:table-cell>
          <table:table-cell office:value-type="float" office:value="-0.248155162280412">
            <text:p>-0.2481551622804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28">
            <text:p>0.28</text:p>
          </table:table-cell>
          <table:table-cell office:value-type="float" office:value="163193.6">
            <text:p>163193.6</text:p>
          </table:table-cell>
          <table:table-cell office:value-type="float" office:value="4.715">
            <text:p>4.715</text:p>
          </table:table-cell>
          <table:table-cell office:value-type="float" office:value="172112">
            <text:p>172112</text:p>
          </table:table-cell>
          <table:table-cell office:value-type="float" office:value="-1.18640200775723">
            <text:p>-1.18640200775723</text:p>
          </table:table-cell>
          <table:table-cell office:value-type="float" office:value="-1.90188026799222">
            <text:p>-1.90188026799222</text:p>
          </table:table-cell>
          <table:table-cell office:value-type="float" office:value="-75.6187553059492">
            <text:p>-75.618755305949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m_32 -32 bit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328">
            <text:p>2.328</text:p>
          </table:table-cell>
          <table:table-cell office:value-type="float" office:value="2805760">
            <text:p>2805760</text:p>
          </table:table-cell>
          <table:table-cell office:value-type="float" office:value="12.208001">
            <text:p>12.208001</text:p>
          </table:table-cell>
          <table:table-cell office:value-type="float" office:value="2805760">
            <text:p>280576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299">
            <text:p>2.299</text:p>
          </table:table-cell>
          <table:table-cell office:value-type="float" office:value="3641344">
            <text:p>3641344</text:p>
          </table:table-cell>
          <table:table-cell office:value-type="float" office:value="10.054">
            <text:p>10.054</text:p>
          </table:table-cell>
          <table:table-cell office:value-type="float" office:value="3641344">
            <text:p>3641344</text:p>
          </table:table-cell>
          <table:table-cell office:value-type="float" office:value="21.5081051105157">
            <text:p>21.5081051105157</text:p>
          </table:table-cell>
          <table:table-cell office:value-type="float" office:value="17.6441745049005">
            <text:p>17.6441745049005</text:p>
          </table:table-cell>
          <table:table-cell office:value-type="float" office:value="-29.7810218978102">
            <text:p>-29.78102189781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377">
            <text:p>2.377</text:p>
          </table:table-cell>
          <table:table-cell office:value-type="float" office:value="3715072">
            <text:p>3715072</text:p>
          </table:table-cell>
          <table:table-cell office:value-type="float" office:value="11.261">
            <text:p>11.261</text:p>
          </table:table-cell>
          <table:table-cell office:value-type="float" office:value="3715072">
            <text:p>3715072</text:p>
          </table:table-cell>
          <table:table-cell office:value-type="float" office:value="10.0809807610343">
            <text:p>10.0809807610343</text:p>
          </table:table-cell>
          <table:table-cell office:value-type="float" office:value="7.75721594387157">
            <text:p>7.75721594387157</text:p>
          </table:table-cell>
          <table:table-cell office:value-type="float" office:value="-32.4087591240876">
            <text:p>-32.40875912408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202">
            <text:p>2.202</text:p>
          </table:table-cell>
          <table:table-cell office:value-type="float" office:value="2707456">
            <text:p>2707456</text:p>
          </table:table-cell>
          <table:table-cell office:value-type="float" office:value="10.032999">
            <text:p>10.032999</text:p>
          </table:table-cell>
          <table:table-cell office:value-type="float" office:value="2707456">
            <text:p>2707456</text:p>
          </table:table-cell>
          <table:table-cell office:value-type="float" office:value="20.7388845405987">
            <text:p>20.7388845405987</text:p>
          </table:table-cell>
          <table:table-cell office:value-type="float" office:value="17.816201030783">
            <text:p>17.816201030783</text:p>
          </table:table-cell>
          <table:table-cell office:value-type="float" office:value="3.5036496350365">
            <text:p>3.50364963503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.295">
            <text:p>2.295</text:p>
          </table:table-cell>
          <table:table-cell office:value-type="float" office:value="3641344">
            <text:p>3641344</text:p>
          </table:table-cell>
          <table:table-cell office:value-type="float" office:value="10.218001">
            <text:p>10.218001</text:p>
          </table:table-cell>
          <table:table-cell office:value-type="float" office:value="3641344">
            <text:p>3641344</text:p>
          </table:table-cell>
          <table:table-cell office:value-type="float" office:value="19.8076903028654">
            <text:p>19.8076903028654</text:p>
          </table:table-cell>
          <table:table-cell office:value-type="float" office:value="16.3007850343394">
            <text:p>16.3007850343394</text:p>
          </table:table-cell>
          <table:table-cell office:value-type="float" office:value="-29.7810218978102">
            <text:p>-29.78102189781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19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3T19:51:09</dc:date>
    <dc:creator>madhuri </dc:creator>
    <meta:generator>OpenOffice.org/3.2$Linux OpenOffice.org_project/320m12$Build-9483</meta:generator>
    <meta:editing-duration>PT00H18M13S</meta:editing-duration>
    <meta:editing-cycles>2</meta:editing-cycles>
    <meta:document-statistic meta:table-count="1" meta:cell-count="131" meta:object-count="0"/>
  </office:meta>
</office:document-meta>
</file>